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8C0300007C945C63210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80821546176389179" text:style-name="L1">
        <text:list-item>
          <text:p text:style-name="P2">Introdução</text:p>
        </text:list-item>
      </text:list>
      <text:p text:style-name="P1"><text:tab/></text:p>
      <text:p text:style-name="P1"><text:span text:style-name="T1"><text:tab/>Este documento possui o objetivo de especificar um framework capaz de controlar a trajetória de um robô não omni direcional. </text:span></text:p>
      <text:p text:style-name="P1"><text:span text:style-name="T1"/></text:p>
      <text:list xml:id="list39549132" text:continue-numbering="true" text:style-name="L1">
        <text:list-item>
          <text:p text:style-name="P2">Objetivo</text:p>
        </text:list-item>
      </text:list>
      <text:p text:style-name="P1"><text:tab/></text:p>
      <text:p text:style-name="P1"><text:span text:style-name="T1"><text:tab/>O objetivo deste projeto é criar um framework capaz de controlar a trajetória de um robô, de forma que possa ser reusado por outros programas e torne o controle de trajetória transparente.</text:span></text:p>
      <text:p text:style-name="P1"><text:tab/></text:p>
      <text:list xml:id="list39549051" text:continue-numbering="true" text:style-name="L1">
        <text:list-item>
          <text:p text:style-name="P2">Contexto</text:p>
        </text:list-item>
      </text:list>
      <text:p text:style-name="P1"/>
      <text:p text:style-name="P1"><text:tab/><text:span text:style-name="T1">Este projeto possui no seu contexto um robô com interfaces de hardware (atuadores, sensores) <text:s/>e software (ROS Nodes) .</text:span></text:p>
      <text:p text:style-name="P1"><text:span text:style-name="T1"><text:tab/>O nó do ROS chamado RosAria é quem possui as infoirmações relacionado aos atuadores e sensores, e o nó do ROS chamado controlador de trajetória irá se utilziar das informações contidas no RosAria para controlar a trajetória do robô.</text:span></text:p>
      <text:p text:style-name="P1"/>
      <text:p text:style-name="P1"><draw:frame draw:style-name="fr1" draw:name="figuras1" text:anchor-type="paragraph" svg:width="14.61cm" svg:height="13cm" draw:z-index="0"><draw:image xlink:href="Pictures/2000000700008C0300007C945C632102.svm" xlink:type="simple" xlink:show="embed" xlink:actuate="onLoad"/></draw:frame><text:tab/></text:p>
      <text:list xml:id="list39554221" text:continue-numbering="true" text:style-name="L1">
        <text:list-item>
          <text:p text:style-name="P2">Requisitos fucnionais e não funcionais</text:p>
        </text:list-item>
      </text:list>
      <text:p text:style-name="P1"/>
      <text:p text:style-name="P1"><text:tab/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3M50S</meta:editing-duration>
    <meta:editing-cycles>3</meta:editing-cycles>
    <meta:generator>OpenOffice/4.1.0$Win32 OpenOffice.org_project/410m18$Build-9764</meta:generator>
    <dc:date>2015-08-12T19:37:33.19</dc:date>
    <meta:document-statistic meta:table-count="0" meta:image-count="1" meta:object-count="0" meta:page-count="1" meta:paragraph-count="14" meta:word-count="122" meta:character-count="741"/>
    <meta:user-defined meta:name="Info 1"/>
    <meta:user-defined meta:name="Info 2"/>
    <meta:user-defined meta:name="Info 3"/>
    <meta:user-defined meta:name="Info 4"/>
  </office:meta>
</office:document-meta>
</file>